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table:align="margins"/>
    </style:style>
    <style:style style:name="Таблица2.A" style:family="table-column">
      <style:table-column-properties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text-align="justify" style:justify-single-word="false"/>
      <style:text-properties fo:font-size="14pt" style:font-size-asian="14.6999998092651pt" style:font-size-complex="16.7999992370605pt"/>
    </style:style>
    <style:style style:name="P15" style:family="paragraph" style:parent-style-name="Standard">
      <style:paragraph-properties fo:line-height="150%" fo:text-align="center" style:justify-single-word="false"/>
      <style:text-properties fo:font-size="14pt"/>
    </style:style>
    <style:style style:name="P16" style:family="paragraph" style:parent-style-name="Standard">
      <style:paragraph-properties fo:line-height="118%" fo:text-align="center" style:justify-single-word="false" style:text-autospace="none"/>
      <style:text-properties fo:font-size="14pt"/>
    </style:style>
    <style:style style:name="P1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8" style:family="paragraph" style:parent-style-name="Standard">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19" style:family="paragraph" style:parent-style-name="Обычный_20_текст">
      <style:paragraph-properties fo:text-align="justify" style:justify-single-word="false"/>
    </style:style>
    <style:style style:name="P20" style:family="paragraph" style:parent-style-name="Обычный_20_текст">
      <style:text-properties fo:font-style="italic" style:font-style-asian="italic" style:font-style-complex="italic"/>
    </style:style>
    <style:style style:name="P21" style:family="paragraph" style:parent-style-name="Обычный_20_текст">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22" style:family="paragraph" style:parent-style-name="Обычный_20_текст">
      <style:text-properties fo:language="ru" fo:country="RU"/>
    </style:style>
    <style:style style:name="P23" style:family="paragraph" style:parent-style-name="Обычный_20_текст">
      <style:paragraph-properties fo:text-align="justify" style:justify-single-word="false"/>
      <style:text-properties fo:language="ru" fo:country="RU"/>
    </style:style>
    <style:style style:name="P24" style:family="paragraph" style:parent-style-name="Обычный_20_текст">
      <style:text-properties fo:font-size="14pt" style:font-size-asian="14.6999998092651pt" style:font-size-complex="16.7999992370605pt"/>
    </style:style>
    <style:style style:name="P25"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6"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7" style:family="paragraph" style:parent-style-name="Standard">
      <style:paragraph-properties fo:margin-left="1.884cm" fo:margin-right="0cm" fo:line-height="150%" fo:text-align="justify" style:justify-single-word="false" fo:text-indent="0cm" style:auto-text-indent="false"/>
    </style:style>
    <style:style style:name="P28" style:family="paragraph" style:parent-style-name="Text_20_body" style:list-style-name="L1">
      <style:text-properties style:font-name="Times New Roman" fo:font-size="16pt" fo:language="ru" fo:country="RU" style:font-size-asian="16pt" style:font-size-complex="16pt"/>
    </style:style>
    <style:style style:name="P29" style:family="paragraph" style:parent-style-name="Text_20_body" style:list-style-name="L1">
      <style:text-properties style:font-name="Times New Roman" fo:language="ru" fo:country="RU"/>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25">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33" style:family="paragraph" style:parent-style-name="Text_20_body" style:list-style-name="L29">
      <style:paragraph-properties fo:text-align="justify" style:justify-single-word="false"/>
      <style:text-properties fo:font-size="14pt" style:font-size-asian="14.6999998092651pt" style:font-size-complex="16.7999992370605pt"/>
    </style:style>
    <style:style style:name="P34"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35" style:family="paragraph" style:parent-style-name="Text_20_body" style:list-style-name="L10">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36" style:family="paragraph" style:parent-style-name="Text_20_body" style:list-style-name="L11">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37"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38"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39" style:family="paragraph" style:parent-style-name="Heading_20_1">
      <style:text-properties fo:font-size="16pt" style:font-size-asian="16pt" style:font-size-complex="16pt"/>
    </style:style>
    <style:style style:name="P40" style:family="paragraph" style:parent-style-name="Heading_20_1">
      <style:paragraph-properties fo:break-before="page"/>
    </style:style>
    <style:style style:name="P41" style:family="paragraph" style:parent-style-name="Heading_20_2">
      <style:text-properties fo:font-size="14pt" fo:language="en" fo:country="US" fo:font-weight="bold" style:font-size-asian="14pt" style:font-weight-asian="bold" style:font-size-complex="14pt"/>
    </style:style>
    <style:style style:name="P42" style:family="paragraph" style:parent-style-name="Heading_20_3">
      <style:text-properties fo:font-style="italic" style:font-style-asian="italic"/>
    </style:style>
    <style:style style:name="P43" style:family="paragraph" style:parent-style-name="Heading_20_3">
      <style:text-properties style:text-underline-style="none"/>
    </style:style>
    <style:style style:name="P44" style:family="paragraph" style:parent-style-name="Heading_20_3">
      <style:paragraph-properties fo:text-align="justify" style:justify-single-word="false"/>
    </style:style>
    <style:style style:name="P45" style:family="paragraph" style:parent-style-name="Heading_20_3">
      <style:text-properties fo:font-size="14pt" style:font-size-asian="14.6999998092651pt" style:font-size-complex="16.7999992370605pt"/>
    </style:style>
    <style:style style:name="P46" style:family="paragraph" style:parent-style-name="Heading_20_3">
      <style:paragraph-properties fo:text-align="justify" style:justify-single-word="false"/>
      <style:text-properties fo:font-size="14pt" style:font-size-asian="14.6999998092651pt" style:font-size-complex="16.7999992370605pt"/>
    </style:style>
    <style:style style:name="P47" style:family="paragraph" style:parent-style-name="Обычный_20_текст" style:list-style-name="L2"/>
    <style:style style:name="P48" style:family="paragraph" style:parent-style-name="Обычный_20_текст" style:list-style-name="L3"/>
    <style:style style:name="P49" style:family="paragraph" style:parent-style-name="Обычный_20_текст" style:list-style-name="WW8Num10"/>
    <style:style style:name="P50" style:family="paragraph" style:parent-style-name="Обычный_20_текст" style:list-style-name="L4"/>
    <style:style style:name="P51" style:family="paragraph" style:parent-style-name="Обычный_20_текст" style:list-style-name="WW8Num2"/>
    <style:style style:name="P52" style:family="paragraph" style:parent-style-name="Обычный_20_текст" style:list-style-name="WW8Num2">
      <style:text-properties fo:font-weight="bold" style:font-weight-asian="bold"/>
    </style:style>
    <style:style style:name="P53" style:family="paragraph" style:parent-style-name="Обычный_20_текст" style:list-style-name="WW8Num12">
      <style:text-properties fo:font-weight="bold" style:font-weight-asian="bold"/>
    </style:style>
    <style:style style:name="P54" style:family="paragraph" style:parent-style-name="Обычный_20_текст" style:list-style-name="WW8Num12"/>
    <style:style style:name="P55" style:family="paragraph" style:parent-style-name="Обычный_20_текст" style:list-style-name="L7"/>
    <style:style style:name="P56" style:family="paragraph" style:parent-style-name="Обычный_20_текст" style:list-style-name="L8"/>
    <style:style style:name="P57" style:family="paragraph" style:parent-style-name="Обычный_20_текст" style:list-style-name="L9"/>
    <style:style style:name="P58" style:family="paragraph" style:parent-style-name="Обычный_20_текст" style:list-style-name="WW8Num18"/>
    <style:style style:name="P59" style:family="paragraph" style:parent-style-name="Обычный_20_текст" style:list-style-name="L11"/>
    <style:style style:name="P60" style:family="paragraph" style:parent-style-name="Обычный_20_текст" style:list-style-name="L12"/>
    <style:style style:name="P61" style:family="paragraph" style:parent-style-name="Обычный_20_текст" style:list-style-name="L13"/>
    <style:style style:name="P62" style:family="paragraph" style:parent-style-name="Обычный_20_текст" style:list-style-name="L14"/>
    <style:style style:name="P63" style:family="paragraph" style:parent-style-name="Обычный_20_текст" style:list-style-name="L15"/>
    <style:style style:name="P64" style:family="paragraph" style:parent-style-name="Обычный_20_текст" style:list-style-name="L17"/>
    <style:style style:name="P65" style:family="paragraph" style:parent-style-name="Обычный_20_текст" style:list-style-name="L18"/>
    <style:style style:name="P66" style:family="paragraph" style:parent-style-name="Обычный_20_текст" style:list-style-name="L18">
      <style:text-properties style:font-name="Liberation Mono" fo:font-size="8pt" style:font-size-asian="8pt" style:font-size-complex="8pt"/>
    </style:style>
    <style:style style:name="P67" style:family="paragraph" style:parent-style-name="Обычный_20_текст" style:list-style-name="L20"/>
    <style:style style:name="P68" style:family="paragraph" style:parent-style-name="Обычный_20_текст" style:list-style-name="L21"/>
    <style:style style:name="P69" style:family="paragraph" style:parent-style-name="Обычный_20_текст" style:list-style-name="L22"/>
    <style:style style:name="P70" style:family="paragraph" style:parent-style-name="Обычный_20_текст" style:list-style-name="L23"/>
    <style:style style:name="P71" style:family="paragraph" style:parent-style-name="Обычный_20_текст" style:list-style-name="L24"/>
    <style:style style:name="P72" style:family="paragraph" style:parent-style-name="Обычный_20_текст" style:list-style-name="L25"/>
    <style:style style:name="P73" style:family="paragraph" style:parent-style-name="Обычный_20_текст" style:list-style-name="L26"/>
    <style:style style:name="P74" style:family="paragraph" style:parent-style-name="Обычный_20_текст" style:list-style-name="L29"/>
    <style:style style:name="P75" style:family="paragraph" style:parent-style-name="Обычный_20_текст" style:list-style-name="L30"/>
    <style:style style:name="P76" style:family="paragraph" style:parent-style-name="Обычный_20_текст" style:list-style-name="L32"/>
    <style:style style:name="P77" style:family="paragraph" style:parent-style-name="Обычный_20_текст" style:list-style-name="L33">
      <style:text-properties fo:font-size="14pt" style:font-size-asian="14.6999998092651pt" style:font-size-complex="16.7999992370605pt"/>
    </style:style>
    <style:style style:name="P78" style:family="paragraph" style:parent-style-name="Обычный_20_текст" style:list-style-name="L34"/>
    <style:style style:name="P79" style:family="paragraph" style:parent-style-name="Обычный_20_текст" style:list-style-name="L3">
      <style:paragraph-properties fo:margin-left="0cm" fo:margin-right="0cm" fo:text-indent="-0.635cm" style:auto-text-indent="false"/>
    </style:style>
    <style:style style:name="P80" style:family="paragraph" style:parent-style-name="Обычный_20_текст" style:list-style-name="L1">
      <style:paragraph-properties fo:margin-left="0cm" fo:margin-right="0cm" fo:text-indent="-0.635cm" style:auto-text-indent="false"/>
    </style:style>
    <style:style style:name="P81" style:family="paragraph" style:parent-style-name="Обычный_20_текст" style:list-style-name="L16">
      <style:paragraph-properties fo:margin-left="0cm" fo:margin-right="0cm" fo:text-indent="-0.635cm" style:auto-text-indent="false"/>
    </style:style>
    <style:style style:name="P82" style:family="paragraph" style:parent-style-name="Обычный_20_текст" style:list-style-name="L17">
      <style:paragraph-properties fo:margin-left="0cm" fo:margin-right="0cm" fo:text-indent="-0.635cm" style:auto-text-indent="false"/>
    </style:style>
    <style:style style:name="P83" style:family="paragraph" style:parent-style-name="Обычный_20_текст" style:list-style-name="L18">
      <style:paragraph-properties fo:margin-left="0cm" fo:margin-right="0cm" fo:text-indent="-0.635cm" style:auto-text-indent="false"/>
    </style:style>
    <style:style style:name="P84" style:family="paragraph" style:parent-style-name="Обычный_20_текст" style:list-style-name="L19">
      <style:paragraph-properties fo:margin-left="0cm" fo:margin-right="0cm" fo:text-indent="-0.635cm" style:auto-text-indent="false"/>
    </style:style>
    <style:style style:name="P85" style:family="paragraph" style:parent-style-name="Обычный_20_текст" style:list-style-name="L24">
      <style:paragraph-properties fo:margin-left="0cm" fo:margin-right="0cm" fo:text-indent="-0.635cm" style:auto-text-indent="false"/>
    </style:style>
    <style:style style:name="P86" style:family="paragraph" style:parent-style-name="Обычный_20_текст" style:list-style-name="L31">
      <style:paragraph-properties fo:margin-left="0cm" fo:margin-right="0cm" fo:text-indent="-0.635cm" style:auto-text-indent="false"/>
    </style:style>
    <style:style style:name="P87" style:family="paragraph" style:parent-style-name="Обычный_20_текст" style:list-style-name="WW8Num13">
      <style:paragraph-properties fo:margin-left="1.251cm" fo:margin-right="0cm" fo:text-indent="-0.635cm" style:auto-text-indent="false"/>
    </style:style>
    <style:style style:name="P88" style:family="paragraph" style:parent-style-name="Обычный_20_текст" style:list-style-name="WW8Num6">
      <style:paragraph-properties fo:margin-left="1.251cm" fo:margin-right="0cm" fo:text-indent="-0.635cm" style:auto-text-indent="false"/>
    </style:style>
    <style:style style:name="P89" style:family="paragraph" style:parent-style-name="Обычный_20_текст" style:list-style-name="WW8Num9">
      <style:paragraph-properties fo:margin-left="1.251cm" fo:margin-right="0cm" fo:text-indent="-0.635cm" style:auto-text-indent="false"/>
    </style:style>
    <style:style style:name="P90"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91"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92" style:family="paragraph" style:parent-style-name="Обычный_20_текст" style:list-style-name="WW8Num16">
      <style:paragraph-properties fo:margin-left="1.251cm" fo:margin-right="0cm" fo:text-indent="-0.635cm" style:auto-text-indent="false"/>
    </style:style>
    <style:style style:name="P93" style:family="paragraph" style:parent-style-name="Обычный_20_текст" style:list-style-name="WW8Num8">
      <style:paragraph-properties fo:margin-left="1.251cm" fo:margin-right="0cm" fo:text-indent="-0.635cm" style:auto-text-indent="false"/>
    </style:style>
    <style:style style:name="P94"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95" style:family="paragraph" style:parent-style-name="Обычный_20_текст" style:list-style-name="WW8Num11">
      <style:paragraph-properties fo:margin-left="1.251cm" fo:margin-right="0cm" fo:text-indent="-0.635cm" style:auto-text-indent="false"/>
    </style:style>
    <style:style style:name="P96" style:family="paragraph" style:parent-style-name="Обычный_20_текст" style:list-style-name="WW8Num44">
      <style:paragraph-properties fo:margin-left="1.251cm" fo:margin-right="0cm" fo:text-indent="-0.635cm" style:auto-text-indent="false"/>
    </style:style>
    <style:style style:name="P97" style:family="paragraph" style:parent-style-name="Обычный_20_текст" style:list-style-name="L27">
      <style:paragraph-properties fo:margin-left="2.501cm" fo:margin-right="0cm" fo:text-indent="-0.635cm" style:auto-text-indent="false"/>
    </style:style>
    <style:style style:name="P98" style:family="paragraph" style:parent-style-name="Обычный_20_текст" style:list-style-name="L28">
      <style:paragraph-properties fo:margin-left="2.501cm" fo:margin-right="0cm" fo:text-indent="-0.635cm" style:auto-text-indent="false"/>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0" style:family="paragraph">
      <style:paragraph-properties fo:margin-left="0cm" fo:margin-right="0cm" fo:text-indent="-0.727cm" style:text-autospace="non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language="en" fo:country="US"/>
    </style:style>
    <style:style style:name="T31" style:family="text">
      <style:text-properties fo:color="#808080" fo:font-style="italic" style:font-style-asian="italic" style:font-style-complex="italic"/>
    </style:style>
    <style:style style:name="T32" style:family="text">
      <style:text-properties fo:color="#804000"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ff8080" fo:font-weight="bold" style:font-weight-asian="bold" style:font-weight-complex="bold"/>
    </style:style>
    <style:style style:name="T35" style:family="text">
      <style:text-properties fo:color="#0000a0" fo:font-weight="bold" style:font-weight-asian="bold" style:font-weight-complex="bold"/>
    </style:style>
    <style:style style:name="T36" style:family="text">
      <style:text-properties fo:color="#8080ff" fo:font-weight="bold" style:font-weight-asian="bold" style:font-weight-complex="bold"/>
    </style:style>
    <style:style style:name="T37" style:family="text">
      <style:text-properties style:font-size-asian="14pt" style:font-size-complex="14pt"/>
    </style:style>
    <style:style style:name="T38" style:family="text">
      <style:text-properties fo:font-weight="normal" style:font-weight-asian="normal" style:font-weight-complex="normal"/>
    </style:style>
    <style:style style:name="T39" style:family="text">
      <style:text-properties fo:font-style="normal" style:font-style-asian="normal" style:font-style-complex="normal"/>
    </style:style>
    <style:style style:name="T40"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41721596" text:style-name="L1">
        <text:list-header>
          <text:p text:style-name="P28">План:</text:p>
        </text:list-header>
        <text:list-item>
          <text:p text:style-name="P28">Введение</text:p>
        </text:list-item>
        <text:list-item>
          <text:p text:style-name="P28">Задание на разработку</text:p>
        </text:list-item>
        <text:list-item>
          <text:p text:style-name="P29"><text:span text:style-name="T1">Обзор современных </text:span><text:span text:style-name="T2">ajax-</text:span><text:span text:style-name="T1">фреймворков</text:span></text:p>
        </text:list-item>
        <text:list-item>
          <text:p text:style-name="P28">Обзор современных фреймворков для моделирования</text:p>
        </text:list-item>
        <text:list-item>
          <text:p text:style-name="P28">Проектирование редактора</text:p>
        </text:list-item>
        <text:list-item>
          <text:p text:style-name="P28">Реализация редактора</text:p>
        </text:list-item>
        <text:list-item>
          <text:p text:style-name="P28">ТЭО</text:p>
        </text:list-item>
        <text:list-item>
          <text:p text:style-name="P28">ЗИС</text:p>
        </text:list-item>
        <text:list-item>
          <text:p text:style-name="P28">Заключение</text:p>
        </text:list-item>
        <text:list-item>
          <text:p text:style-name="P28">Литература</text:p>
        </text:list-item>
      </text:list>
      <text:p text:style-name="P1"/>
      <text:h text:style-name="P40"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796307476" text:style-name="L2">
        <text:list-item>
          <text:p text:style-name="P47">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47">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47">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47">Если будет найдена ошибка, инспектор сможет быстро вернуть сведения брокеру со своими замечаниями для исправления ошибок. </text:p>
        </text:list-item>
        <text:list-item>
          <text:p text:style-name="P47">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1494280299" text:style-name="L3">
        <text:list-item>
          <text:p text:style-name="P48">управление всем документооборотом в целом (какие документы куда направить и в какое состояние привести)</text:p>
        </text:list-item>
        <text:list-item>
          <text:p text:style-name="P48"><text:span text:style-name="T5">управление отдельным документом (создание, редактирование, просмотр, </text:span><text:span text:style-name="T5">удаление)</text:span></text:p>
          <text:p text:style-name="P79">Задачи первой группы решает подсистема ЭДТиТС «Потрал Декларанта», задачи второй — подсистема ЭДТиТС «Редактор Документов». </text:p>
          <text:p text:style-name="P79">Настоящая работа посвящена разработке «Редактора Документов».</text:p>
        </text:list-item>
      </text:list>
      <text:list xml:id="list1337691551" text:continue-list="list2141721596" text:style-name="L1">
        <text:list-header>
          <text:p text:style-name="P34"/>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office:annotation>
     <dc:creator>Андрей Ерёменок</dc:creator>
     <dc:date>2009-01-19T23:39:13</dc:date>
     <text:p><text:span text:style-name="T40">возможно, здесь имеет смысл объяснить про конкуренцию — что есть уже другие разработки, некие сложившиеся принципы формирования систем — толстые клиенты и т.п.</text:span></text:p>
    </office:annotation>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xml:id="list1946567195" text:style-name="WW8Num10">
        <text:list-item>
          <text:p text:style-name="P49"><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49">редактирование сложных граф (списки и таблицы) должно производиться в отдельных окнах;</text:p>
        </text:list-item>
        <text:list-item>
          <text:p text:style-name="P49">при редактировании сложных граф (списков и таблиц) должна быть возможность копирования (дублирования) строки;</text:p>
        </text:list-item>
        <text:list-item>
          <text:p text:style-name="P49">должна быть возможность копирования граф (частей граф) между товарами (см. «Описание редактора ГТД»);</text:p>
        </text:list-item>
        <text:list-item>
          <text:p text:style-name="P49">получаемый документ должен соответствовать приказам и нормативам ФТС (Альбому форматов актуальной версии);</text:p>
          <text:list>
            <text:list-header>
              <text:p text:style-name="P49"><text:span text:style-name="T28">редактор должен работать с документами в формате </text:span><text:span text:style-name="T30">XML</text:span><text:span text:style-name="T28"> </text:span><text:span text:style-name="T28"><office:annotation>
          <dc:creator>eav eav</dc:creator>
          <dc:date>2009-01-20T11:35:46</dc:date>
          <text:p text:style-name="P100"><text:span text:style-name="T41">описать, что это такое, что вообще такое XSD и XML</text:span></text:p>
         </office:annotation></text:span><text:span text:style-name="T28">из заданных источников (запись в базе данных портала декларанта);</text:span></text:p>
            </text:list-header>
          </text:list>
        </text:list-item>
        <text:list-item>
          <text:p text:style-name="P49"><text:span text:style-name="T28">должна использоваться технология </text:span><text:span text:style-name="T30">GWT</text:span><text:span text:style-name="T28">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49">к соответствующим полям редактирования должны быть подключены пользовательские и таможенные справочники (НСИ)<text:span text:style-name="T28">;</text:span></text:p>
        </text:list-item>
        <text:list-item>
          <text:p text:style-name="P49">должен быть реализован принцип модульности – возможность простого подключения редактора к новым проектам;</text:p>
        </text:list-item>
        <text:list-item>
          <text:p text:style-name="P49"><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1324269401" text:style-name="L4">
        <text:list-item>
          <text:p text:style-name="P50">Редактор должен быть клиент-серверным приложением, где клиент базируется на веб-браузере IE 7+.</text:p>
        </text:list-item>
        <text:list-item>
          <text:p text:style-name="P50">Редактор должен поддерживать валидацию документов.</text:p>
        </text:list-item>
        <text:list-item>
          <text:p text:style-name="P50">Редактор должен быть легко расширяемым для новых типов документов.</text:p>
        </text:list-item>
        <text:list-item>
          <text:p text:style-name="P50">Редактор должен быть устойчив к обрывам связи со стороны клиента и отказам сервера.</text:p>
        </text:list-item>
      </text:list>
      <text:list xml:id="list577552512" text:continue-list="list1337691551" text:style-name="L1">
        <text:list-header>
          <text:p text:style-name="P34"/>
        </text:list-header>
      </text:list>
      <text:h text:style-name="P39" text:outline-level="1">Обзор технологии создания веб-приложения</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7">клиент-серверной архитектуры</text:span>. Это сетевая архитектура, в которой устройства являются либо клиентами, либо серверами [6]. </text:p>
      <text:p text:style-name="Обычный_20_текст"><text:span text:style-name="T26">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1]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6">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1].</text:p>
      <text:p text:style-name="Обычный_20_текст">Зная все это, раскроем понятие веб-приложения.</text:p>
      <text:p text:style-name="Обычный_20_текст"><text:span text:style-name="T26">Веб-приложение</text:span> — приложение, основанное на клиент-серверной архитектуре, в котором клиентом выступает браузер, а сервером — веб-сервер [2].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сайтов и веб-порталов. <text:span text:style-name="T26">Веб-сайт</text:span> (англ. website, от web — паутина и site — «место») — это совокупность веб-страниц, доступных в Интернет через протоколы HTTP/HTTPS [6].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6">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6">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text:soft-page-break/>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6">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6]</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Сравнение веб-приложений и традиционных приложений</text:h>
      <text:h text:style-name="Heading_20_4" text:outline-level="4">Достоинства веб-приложений</text:h>
      <text:list xml:id="list1396507897" text:style-name="L5">
        <text:list-item>
          <text:p text:style-name="P30">Простота распространения по причине отстутствия процесса инсталляции</text:p>
        </text:list-item>
        <text:list-item>
          <text:p text:style-name="P30">Простота обновления по той же причине</text:p>
        </text:list-item>
        <text:list-item>
          <text:p text:style-name="P30">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list xml:id="list1567135328" text:style-name="L6">
        <text:list-item>
          <text:p text:style-name="P31">Невозможность автономной работы</text:p>
        </text:list-item>
        <text:list-item>
          <text:p text:style-name="P31">Невозможность качественной работы с графикой</text:p>
        </text:list-item>
        <text:list-item>
          <text:p text:style-name="P31">Невозможность работы с файловой системой пользовательской машины</text:p>
        </text:list-item>
      </text:list>
      <text:h text:style-name="P41" text:outline-level="2">AJAX</text:h>
      <text:p text:style-name="Обычный_20_текст"><text:span text:style-name="T26">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1].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3"> [2]</text:span>:</text:p>
      <text:list xml:id="list426840347" text:style-name="WW8Num13">
        <text:list-item>
          <text:p text:style-name="P87">Стандартизованное представление с использованием <text:span text:style-name="T23">XHTML</text:span> и <text:span text:style-name="T23">CSS.</text:span> CSS предоставляет возможность определять стили элементов Web-страницы. </text:p>
        </text:list-item>
        <text:list-item>
          <text:p text:style-name="P87">Динамическое отображение и взаимодействие при помощи <text:span text:style-name="T23">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87">Управление и обмен данными между браузером и веб-сервером <text:soft-page-break/>через <text:span text:style-name="T23">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87">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87">Язык <text:span text:style-name="T23">JavaScript</text:span>, с помощью которого реализуются вышеперечисленные пункты.</text:p>
        </text:list-item>
      </text:list>
      <text:p text:style-name="P27"/>
      <text:h text:style-name="Heading_20_2" text:outline-level="2"><text:span text:style-name="T19">AJAX</text:span><text:span text:style-name="T20">-приложение и классическое </text:span><text:span text:style-name="T19">DHTML</text:span><text:span text:style-name="T20"> веб-приложение</text:span></text:h>
      <text:p text:style-name="Обычный_20_текст">Сравним модели классического <text:span text:style-name="T23">DHTML</text:span> веб-приложения и <text:span text:style-name="T23">AJAX</text:span> веб-приложения.</text:p>
      <text:h text:style-name="P42" text:outline-level="3">DHTML</text:h>
      <text:p text:style-name="Обычный_20_текст"><text:span text:style-name="T26">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1548091987" text:style-name="WW8Num6">
        <text:list-item>
          <text:p text:style-name="P88"><text:span text:style-name="T10">Трудность взаимодействия с пользователем</text:span>. </text:p>
          <text:p text:style-name="P88">В то время пока сервер обрабатывает результаты, пользователю приходится ждать <text:s/>(рис. 2).</text:p>
        </text:list-item>
        <text:list-item>
          <text:p text:style-name="P88"><text:span text:style-name="T10">Избыточность загружаемых данных</text:span>. </text:p>
          <text:p text:style-name="P88">Веб-сервер выдаёт результат в виде готовой <text:span text:style-name="T23">HTML</text:span>-страницы. Если требуется обновить лишь небольшую часть веб-страницы, то не должно быть необходимости повторно загружать <text:span text:style-name="T23">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3">AJAX</text:span> веб-приложения (рис. 3). </text:p>
      <text:p text:style-name="Обычный_20_текст">Приложение A<text:span text:style-name="T23">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text:soft-page-break/>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рис. 4).</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1" draw:name="Графический объект22" text:anchor-type="as-char" svg:width="7.636cm" svg:height="11.631cm" draw:z-index="26"><draw:image xlink:href="Pictures/10000000000001D00000031BCF1AD678.png" xlink:type="simple" xlink:show="embed" xlink:actuate="onLoad"/>
       </draw:frame></text:p>
          </table:table-cell>
          <table:table-cell table:style-name="Таблица3.B1" office:value-type="string">
            <text:p text:style-name="P12"><draw:frame draw:style-name="fr1" draw:name="Графический объект24" text:anchor-type="as-char" svg:width="8.306cm" svg:height="10.181cm" draw:z-index="21"><draw:image xlink:href="Pictures/1000000000000258000003138EE3E146.png" xlink:type="simple" xlink:show="embed" xlink:actuate="onLoad"/>
       </draw:frame></text:p>
          </table:table-cell>
        </table:table-row>
        <table:table-row>
          <table:table-cell table:style-name="Таблица3.A2" office:value-type="string">
            <text:p text:style-name="P15">Модель <text:span text:style-name="T23">DHTML</text:span> веб-приложения</text:p>
          </table:table-cell>
          <table:table-cell table:style-name="Таблица3.B2" office:value-type="string">
            <text:p text:style-name="P15">Модель <text:span text:style-name="T23">AJAX</text:span> веб-приложения</text:p>
          </table:table-cell>
        </table:table-row>
      </table:table>
      <text:p text:style-name="Обычный_20_текст"/>
      <table:table table:name="Таблица4" table:style-name="Таблица4">
        <table:table-column table:style-name="Таблица4.A"/>
        <table:table-row>
          <table:table-cell table:style-name="Таблица4.A1" office:value-type="string">
            <text:p text:style-name="P16">Взаимодействие пользователя с классическим <text:span text:style-name="T23">DHTML</text:span> веб-приложением (синхронное)</text:p>
          </table:table-cell>
        </table:table-row>
        <text:soft-page-break/>
        <table:table-row>
          <table:table-cell table:style-name="Таблица4.A2" office:value-type="string">
            <text:p text:style-name="P12"><draw:frame draw:style-name="fr1" draw:name="Графический объект23" text:anchor-type="as-char" svg:width="11.315cm" svg:height="5.717cm" draw:z-index="23"><draw:image xlink:href="Pictures/10000000000002900000014EBA291722.png" xlink:type="simple" xlink:show="embed" xlink:actuate="onLoad"/>
       </draw:frame></text:p>
          </table:table-cell>
        </table:table-row>
        <table:table-row>
          <table:table-cell table:style-name="Таблица4.A2" office:value-type="string">
            <text:p text:style-name="P16">Взаимодействие пользователя с <text:span text:style-name="T23">AJAX</text:span> веб-приложением (асинхронное)</text:p>
          </table:table-cell>
        </table:table-row>
        <table:table-row>
          <table:table-cell table:style-name="Таблица4.A2" office:value-type="string">
            <text:p text:style-name="P12"><draw:frame draw:style-name="fr1" draw:name="Графический объект25" text:anchor-type="as-char" svg:width="13.829cm" svg:height="8.782cm" draw:z-index="24"><draw:image xlink:href="Pictures/100000000000028F000001A0D3B9A47F.png" xlink:type="simple" xlink:show="embed" xlink:actuate="onLoad"/>
       </draw:frame></text:p>
          </table:table-cell>
        </table:table-row>
      </table:table>
      <text:h text:style-name="Heading_20_3" text:outline-level="3">Основные достоинства AJAX</text:h>
      <text:list xml:id="list917676854" text:style-name="WW8Num2">
        <text:list-item>
          <text:p text:style-name="P51"><text:span text:style-name="T10">Экономия трафика</text:span>. </text:p>
          <text:p text:style-name="P51">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51"><text:span text:style-name="T10">Уменьшение нагрузки на сервер</text:span>. </text:p>
          <text:p text:style-name="P51"><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52">Ускорение реакции графического интерфейса. </text:p>
          <text:p text:style-name="P51">Поскольку нужно загрузить только изменившуюся часть, то пользователь видит результат своих действий быстрее.</text:p>
        </text:list-item>
        <text:list-item>
          <text:p text:style-name="P51"><text:span text:style-name="T10">Асинхронное взаимодействие с сервером.</text:span> </text:p>
          <text:p text:style-name="P51">Взаимодействие с пользователем не прерывается при обращении браузера к веб-серверу.</text:p>
        </text:list-item>
      </text:list>
      <text:h text:style-name="P43" text:outline-level="3"><text:soft-page-break/><text:span text:style-name="T10">Основные недостатки </text:span><text:span text:style-name="T25">AJAX</text:span></text:h>
      <text:list xml:id="list1396835718" text:style-name="WW8Num12">
        <text:list-item>
          <text:p text:style-name="P54"><text:span text:style-name="T10">Интеграция со стандартными инструментами браузера</text:span>. </text:p>
          <text:p text:style-name="P54">Динамически создаваемые страницы не регистрируются браузером в истории посещения страниц, поэтому не работает кнопка «Назад» предоставляющая пользователям возможность вернуться к просмотренным ранее страницам. Также невозможно сохранить закладку на желаемый материал. </text:p>
        </text:list-item>
        <text:list-item>
          <text:p text:style-name="P54"><text:span text:style-name="T10">Динамически загружаемое содержание недоступно поисковым системам</text:span>. </text:p>
          <text:p text:style-name="P54">Поисковые машины не могут выполнять <text:span text:style-name="T23">JavaScript</text:span> код, поэтому не могут регистрировать веб-контент сайта. <text:s/></text:p>
        </text:list-item>
        <text:list-item>
          <text:p text:style-name="P53">Старые методы учета статистики сайтов становятся неактуальными.</text:p>
          <text:p text:style-name="P54">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Обычный_20_текст">Таким образом, <text:span text:style-name="T23">AJAX</text:span> приложение выгодно отличается от аналогичного <text:span text:style-name="T23">DHTML</text:span> приложения </text:p>
      <text:list xml:id="list360966635" text:style-name="L7">
        <text:list-item>
          <text:p text:style-name="P55">экономичностью с точки зрения трафика</text:p>
        </text:list-item>
        <text:list-item>
          <text:p text:style-name="P55">дружественным, эргономичным и удобным интерфейсом</text:p>
        </text:list-item>
        <text:list-item>
          <text:p text:style-name="P55">скоростью реакции интерфейса</text:p>
        </text:list-item>
        <text:list-item>
          <text:p text:style-name="P55">уменьшенной нагрузкой на сервер<text:span text:style-name="T26">.</text:span></text:p>
        </text:list-item>
      </text:list>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0">Введение в </text:span><text:span text:style-name="T19">GWT</text:span></text:h>
      <text:p text:style-name="Обычный_20_текст"><text:span text:style-name="T26">Google Web Toolkit (GWT)</text:span> — свободный Java фреймворк, который позволяет веб-разработчикам создавать A<text:span text:style-name="T23">JAX</text:span>-приложения на основе Java. </text:p>
      <text:p text:style-name="Обычный_20_текст"><text:span text:style-name="T26">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6].</text:p>
      <text:p text:style-name="Обычный_20_текст"><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5].</text:p>
      <text:h text:style-name="Heading_20_3" text:outline-level="3">Основные недостатки <text:span text:style-name="T23">JavaScript</text:span></text:h>
      <text:list xml:id="list327012694" text:style-name="L8">
        <text:list-item>
          <text:p text:style-name="P56">Неполное соответствие концепциям ООП. В частности, отсутствие механизма наследования и инкапсуляции. </text:p>
        </text:list-item>
        <text:list-item>
          <text:p text:style-name="P56">Невозможность создания сложных <text:span text:style-name="T23">GUI</text:span> компонентов, т.е. отсутствие масштабирования. <text:s/>Нельзя создать новый компонент, используя старый, <text:soft-page-break/>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56">Требуется большое количество времени на отладку приложения для корректной работы в разных браузерах.</text:p>
        </text:list-item>
        <text:list-item>
          <text:p text:style-name="P56">Отсутствие статической проверки типов.</text:p>
        </text:list-item>
      </text:list>
      <text:p text:style-name="Обычный_20_текст">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4].</text:p>
      <text:p text:style-name="Обычный_20_текст">Любое <text:span text:style-name="T23">AJAX</text:span> приложение базируется на языке <text:span text:style-name="T23">JavaScript</text:span>, а не <text:span text:style-name="T23">Java</text:span>. Поэтому, в <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pan text:style-name="T23">JavaScript</text:span>.</text:p>
      <text:p text:style-name="Обычный_20_текст">На сегодняшний день не существует аналогов <text:span text:style-name="T23">GWT</text:span>-фреймворка, обладающих такой же функциональностью. </text:p>
      <text:h text:style-name="Heading_20_3" text:outline-level="3">Основные особенности <text:span text:style-name="T23">Google</text:span> <text:span text:style-name="T23">Web</text:span> <text:span text:style-name="T23">Toolkit</text:span> [7]:</text:h>
      <text:list xml:id="list362626873" text:style-name="WW8Num9">
        <text:list-item>
          <text:list>
            <text:list-item>
              <text:p text:style-name="P89"><text:span text:style-name="T10">Динамические графические компоненты (виджеты) с возможностью повторного использования.</text:span> </text:p>
              <text:p text:style-name="P89">Возможность создавать новые виджеты, переопределяя и дополняя функциональность старых. </text:p>
            </text:list-item>
            <text:list-item>
              <text:p text:style-name="P90">Простой механизм связи с сервером. </text:p>
              <text:p text:style-name="P89">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90">Возможность регистрации браузером истории посещения веб-приложения. </text:p>
              <text:p text:style-name="P89"><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89"><text:span text:style-name="T10">Отладка веб-приложения ничем не отличается от отладки обычного </text:span><text:span text:style-name="T25">Java</text:span><text:span text:style-name="T10">-приложения. </text:span></text:p>
              <text:p text:style-name="P89">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list-item>
            <text:list-item>
              <text:p text:style-name="P89"><text:span text:style-name="T11">Кроссбраузерность.</text:span> </text:p>
              <text:p text:style-name="P89"><text:span text:style-name="T23">GWT</text:span>-приложения одинаково отображаются и выполняются во всех распространенных браузерах - <text:span text:style-name="T23">Internet</text:span> <text:span text:style-name="T23">Explorer</text:span>, <text:span text:style-name="T23">Firefox</text:span>, <text:span text:style-name="T23">Safari</text:span> и <text:span text:style-name="T23">Opera</text:span>. </text:p>
            </text:list-item>
            <text:list-item>
              <text:p text:style-name="P89"><text:span text:style-name="T10">Поддержка </text:span><text:span text:style-name="T25">JUnit</text:span>. </text:p>
              <text:p text:style-name="P89"><text:span text:style-name="T23">JUnit</text:span> – фреймворк для тестирования <text:span text:style-name="T23">Java</text:span> модулей. <text:s/>Поддержка <text:soft-page-break/>тестирования отдельных модулей и асинхронных вызовов процедур.</text:p>
            </text:list-item>
            <text:list-item>
              <text:p text:style-name="P89"><text:span text:style-name="T10">Интернационализация.</text:span> </text:p>
              <text:p text:style-name="P89">Лёгкость создания <text:s/>и адаптации <text:span text:style-name="T23">GWT</text:span>- приложений к языковым и культурным особенностям других стран.</text:p>
            </text:list-item>
            <text:list-item>
              <text:p text:style-name="P89"><text:span text:style-name="T10">Использование </text:span><text:span text:style-name="T25">JavaScript</text:span><text:span text:style-name="T10">.</text:span> </text:p>
              <text:p text:style-name="P89">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list-item>
            <text:list-item>
              <text:p text:style-name="P89"><text:span text:style-name="T10">Весь код кроме </text:span><text:span text:style-name="T25">GWT</text:span><text:span text:style-name="T10">-компилятора и </text:span><text:span text:style-name="T25">GWT</text:span><text:span text:style-name="T10">-шелла (о </text:span><text:span text:style-name="T25">GWT</text:span><text:span text:style-name="T10">-шелле будет сказано ниже) является открытым и распространяется под лицензией </text:span><text:span text:style-name="T25">Apache</text:span><text:span text:style-name="T10"> 2.0.</text:span></text:p>
            </text:list-item>
          </text:list>
        </text:list-item>
      </text:list>
      <text:p text:style-name="Обычный_20_текст"><text:span text:style-name="T23">GWT</text:span>-фреймворк используется только для построения <text:span text:style-name="T23">GUI</text:span>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h text:style-name="Heading_20_3" text:outline-level="3"><text:span text:style-name="T19">GWT-</text:span><text:span text:style-name="T20">компилятор</text:span></text:h>
      <text:p text:style-name="Обычный_20_текст">Основой <text:span text:style-name="T23">GWT</text:span> является компилятор, который переводит разработанное <text:span text:style-name="T23">Java</text:span>-приложение в эквивалентное приложение на <text:span text:style-name="T23">JavaScript, </text:span><text:span text:style-name="T7">оптимизируя</text:span> <text:span text:style-name="T23">JavaScript</text:span>-код. Полученный <text:span text:style-name="T23">JavaScript</text:span>-код 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3">Java</text:span>-код программы, связанные с тем, что не все возможности языка <text:span text:style-name="T23">Java</text:span> существуют в <text:span text:style-name="T23">JavaScript</text:span>. Эти ограничения таковы:</text:p>
      <text:list xml:id="list973286394" text:style-name="WW8Num16">
        <text:list-item>
          <text:p text:style-name="P92">Отсутствие поддержки многопоточности. Так как язык <text:span text:style-name="T23">JavaScript</text:span> не поддерживает многопоточность, то нельзя использовать такие методы, как Object.wait(), Object.notify() и Object.notifyAll(). </text:p>
        </text:list-item>
        <text:list-item>
          <text:p text:style-name="P92">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оболочки простых типов, математические функции, исключительные ситуации) и <text:span text:style-name="T23">java</text:span>.<text:span text:style-name="T23">util</text:span> (работа с коллекциями, датами, календарями, случайными числами).</text:p>
        </text:list-item>
        <text:list-item>
          <text:p text:style-name="P92">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4">assert</text:span><text:span text:style-name="T27"> &lt;</text:span><text:span text:style-name="T24">expression</text:span><text:span text:style-name="T27">&gt;</text:span>, но не учитывает её. </text:p>
        </text:list-item>
      </text:list>
      <text:h text:style-name="Heading_20_3" text:outline-level="3"><text:span text:style-name="T20">Структура </text:span><text:span text:style-name="T19">GWT</text:span><text:span text:style-name="T20">-приложений</text:span></text:h>
      <text:p text:style-name="Обычный_20_текст">GWT-приложения оформлены в виде <text:span text:style-name="T26">модулей</text:span> (module). Каждый модуль – это функционально законченное <text:span text:style-name="T23">GWT</text:span>-приложение, обладающее собственным файлом конфигурации [7]. </text:p>
      <text:p text:style-name="Обычный_20_текст">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text:soft-page-break/>пакета:</text:p>
      <text:list xml:id="list126775474" text:continue-list="list1946567195" text:style-name="WW8Num10">
        <text:list-item>
          <text:p text:style-name="P49">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49">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49">Пакет, в котором находятся ресурсы, используемые разрабатываемым веб-приложением (картинки, <text:span text:style-name="T23">CSS</text:span>-стили и т.д.). Содержимое этого пакета копируется без каких-либо изменений на веб-сервер. <text:s/>Обычно данный пакет называется <text:span text:style-name="T23">public</text:span>. </text:p>
        </text:list-item>
      </text:list>
      <text:p text:style-name="Обычный_20_текст">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Обычный_20_текст">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3">client</text:span>, <text:span text:style-name="T23">server</text:span> и <text:span text:style-name="T23">public</text:span>. Конфигурационный файл содержит следующие настраиваемые параметры<text:span text:style-name="T23"> [7]</text:span>:</text:p>
      <text:list xml:id="list2027957014" text:style-name="WW8Num8">
        <text:list-item>
          <text:p text:style-name="P93"><text:span text:style-name="T10">&lt;</text:span><text:span text:style-name="T25">entry</text:span><text:span text:style-name="T10">-</text:span><text:span text:style-name="T25">point</text:span><text:span text:style-name="T10"> </text:span><text:span text:style-name="T25">class</text:span><text:span text:style-name="T10">="</text:span><text:span text:style-name="T25">classname</text:span><text:span text:style-name="T10">"/&gt;.</text:span> </text:p>
          <text:p text:style-name="P93">Указывается квалифицированное имя класса, реализующего интерфейс <text:span text:style-name="T27">com.google.gwt.core.client.EntryPoint</text:span>, в котором переопределяется единственный метод onModuleLoad().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onModuleLoad() вызывается для всех созданных экземпляров этих классов.</text:p>
        </text:list-item>
        <text:list-item>
          <text:p text:style-name="P93"><text:span text:style-name="T10">&lt;</text:span><text:span text:style-name="T25">source</text:span><text:span text:style-name="T10"> </text:span><text:span text:style-name="T25">path</text:span><text:span text:style-name="T10">="</text:span><text:span text:style-name="T25">path</text:span><text:span text:style-name="T10">"/&gt;. </text:span></text:p>
          <text:p text:style-name="P93">Указываются пакеты, в которых находится клиентский <text:span text:style-name="T23">Java</text:span>-код. По умолчанию, считается, что используется один пакет с названием <text:span text:style-name="T23">client</text:span>.</text:p>
        </text:list-item>
        <text:list-item>
          <text:p text:style-name="P93"><text:span text:style-name="T10">&lt;</text:span><text:span text:style-name="T25">public</text:span><text:span text:style-name="T10"> </text:span><text:span text:style-name="T25">path</text:span><text:span text:style-name="T10">="</text:span><text:span text:style-name="T25">path</text:span><text:span text:style-name="T10">"/&gt;. </text:span></text:p>
          <text:p text:style-name="P93">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3">public</text:span>.</text:p>
        </text:list-item>
        <text:list-item>
          <text:p text:style-name="P94">&lt;inherits name="logical-module-name"/&gt;.</text:p>
          <text:p text:style-name="P93">Указывается название <text:span text:style-name="T23">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93"><text:span text:style-name="T25">&lt;servlet path="url-path" class="classname"/&gt;.</text:span><text:span text:style-name="T23"> </text:span></text:p>
          <text:p text:style-name="P93"><text:soft-page-break/>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 ограничено.</text:p>
        </text:list-item>
        <text:list-item>
          <text:p text:style-name="P91">&lt;script src="js-url"/&gt;. </text:p>
          <text:p text:style-name="P93">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text:p>
        </text:list-item>
        <text:list-item>
          <text:p text:style-name="P91">&lt;stylesheet src="css-url"/&gt;. </text:p>
          <text:p text:style-name="P93"><text:span text:style-name="T38">А</text:span>втоматически подключает в <text:span text:style-name="T23">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3">HTML</text:span>-странице модуля, 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9">GWT</text:span><text:span text:style-name="T20">-приложений</text:span></text:h>
      <text:p text:style-name="Обычный_20_текст">Существуют 2 режима запуска <text:span text:style-name="T23">GWT</text:span>-приложения [7]:</text:p>
      <text:list xml:id="list1854593553" text:style-name="WW8Num11">
        <text:list-item>
          <text:p text:style-name="P95"><text:span text:style-name="T10">Режим отладки</text:span>. </text:p>
          <text:p text:style-name="P95">В режиме отладки приложение запускается как <text:span text:style-name="T23">Java</text:span> байт-код на виртуальной <text:span text:style-name="T23">Java</text:span>-машине в специальном окне, называемым <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компиляции в JavaScript-код не происходит.</text:p>
        </text:list-item>
        <text:list-item>
          <text:p text:style-name="P95"><text:span text:style-name="T10">Режим запуска приложения на веб-сервере</text:span>. </text:p>
          <text:p text:style-name="P95">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h text:style-name="P44"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6">удалённым вызовом процедур</text:span> (от англ. <text:span text:style-name="T23">Remote</text:span> <text:span text:style-name="T23">Procedure</text:span> <text:span text:style-name="T23">Call</text:span>, <text:span text:style-name="T23">RPC</text:span>)<text:span text:style-name="T23"> [6]</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text:soft-page-break/>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3">Google</text:span> <text:span text:style-name="T23">Web</text:span> <text:span text:style-name="T23">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java.io.Serializable или <text:s/>com.google.gwt.user.client.rpc.IsSerializable). Список типов данных, которые могут быть использованы для обмена данными между клиентом и сервером в GWT-приложении:</text:p>
      <text:list xml:id="list1213124159" text:style-name="L9">
        <text:list-item>
          <text:p text:style-name="P57">Примитивные<text:span text:style-name="T23"> </text:span>типы<text:span text:style-name="T23">: char, byte, short, int, long, boolean, float </text:span>или<text:span text:style-name="T23"> double.</text:span></text:p>
        </text:list-item>
      </text:list>
      <text:list xml:id="list370903600" text:style-name="WW8Num18">
        <text:list-item>
          <text:p text:style-name="P58"><text:span text:style-name="T23">String, Date, </text:span>классы<text:span text:style-name="T23">-</text:span>обёртки<text:span text:style-name="T23"> </text:span>примитивных<text:span text:style-name="T23"> </text:span>типов<text:span text:style-name="T23"> (Character, Byte, Short, Integer, Long, Boolean, Float </text:span>или<text:span text:style-name="T23"> Double).</text:span></text:p>
        </text:list-item>
        <text:list-item>
          <text:p text:style-name="P58">Массивы сериализуемых типов любой сложности.</text:p>
        </text:list-item>
        <text:list-item>
          <text:p text:style-name="P58">Пользовательские классы. Пользовательский класс является сериализуемым, если:</text:p>
          <text:list>
            <text:list-item>
              <text:p text:style-name="P58">реализует интерфейс java.io.Serializable или com.google.gwt.user.client.rpc. IsSerializable</text:p>
            </text:list-item>
            <text:list-item>
              <text:p text:style-name="P58">все члены-данные класса являются сериализуемыми</text:p>
            </text:list-item>
            <text:list-item>
              <text:p text:style-name="P58">имеется конструктор класса, вызываемый без параметров</text:p>
            </text:list-item>
          </text:list>
        </text:list-item>
        <text:list-item>
          <text:p text:style-name="P58">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3">RPC</text:span> называется <text:span text:style-name="T26">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9">GWT</text:span></text:h>
      <text:p text:style-name="Обычный_20_текст">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3">GWT</text:span>, называются <text:span text:style-name="T26">виджетами</text:span>. <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текстовое поле с автоподстановкой <text:soft-page-break/>значений по первым введённым буквам (<text:span text:style-name="T23">SuggestBox</text:span>).</text:p>
      <text:p text:style-name="Обычный_20_текст">Все виджеты, как и в технологии <text:span text:style-name="T23">Swing</text:span>, поддерживают добавление обработчиков событий:</text:p>
      <text:p text:style-name="P25">Button b = new Button("Click Me");</text:p>
      <text:p text:style-name="P25">b.addClickListener(new ClickListener() {</text:p>
      <text:p text:style-name="P25"><text:s text:c="4"/>public void onClick(Widget sender) {</text:p>
      <text:p text:style-name="P26"><text:s text:c="6"/>// выполнить какое-либо действие по нажатию кнопки</text:p>
      <text:p text:style-name="P26"><text:s text:c="4"/>}</text:p>
      <text:p text:style-name="P26">});</text:p>
      <text:p text:style-name="Обычный_20_текст">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3">Swing</text:span>, в <text:span text:style-name="T23">GWT</text:span> существуют контейнеры, в которые можно добавлять виджеты. Такие контейнеры называются <text:span text:style-name="T26">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6">компоновкой</text:span> (от англ. <text:span text:style-name="T23">layout</text:span>). В <text:span text:style-name="T23">GWT</text:span> существуют следующие виды компоновок виджетов<text:span text:style-name="T23"> [7]</text:span>:</text:p>
      <text:list xml:id="list951525084" text:style-name="WW8Num44">
        <text:list-item>
          <text:list>
            <text:list-item>
              <text:list>
                <text:list-item>
                  <text:list>
                    <text:list-item>
                      <text:p text:style-name="P96"><text:span text:style-name="T10">Горизонтальная -</text:span> <text:span text:style-name="T25">HorizontalLayout</text:span>. Все виджеты растягиваются по высоте панели и располагаются друг за другом по горизонтали.</text:p>
                    </text:list-item>
                    <text:list-item>
                      <text:p text:style-name="P96"><text:span text:style-name="T10">Вертикальная</text:span><text:span text:style-name="T25"> - VerticalLayout</text:span>. Все виджеты растягиваются по ширине панели и располагаются друг за другом по вертикали.</text:p>
                    </text:list-item>
                    <text:list-item>
                      <text:p text:style-name="P96"><text:span text:style-name="T10">Плавающая</text:span><text:span text:style-name="T25"> - FlowLayout</text:span><text:span text:style-name="T10">.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96"><text:span text:style-name="T10">Граничная – </text:span><text:span text:style-name="T25">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96"><text:span text:style-name="T10">Заполняющая – </text:span><text:span text:style-name="T25">FitLayout</text:span><text:span text:style-name="T10">.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1676523165" text:continue-list="list577552512" text:style-name="L1">
        <text:list-header>
          <text:p text:style-name="P34"/>
        </text:list-header>
      </text:list>
      <text:h text:style-name="Heading_20_1" text:outline-level="1">Обзор современных технологий моделирования</text:h>
      <text:h text:style-name="Heading_20_2" text:outline-level="2">Цель моделирования</text:h>
      <text:list xml:id="list1807884229" text:style-name="L10">
        <text:list-item>
          <text:list>
            <text:list-header>
              <text:p text:style-name="P35">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94516777" text:style-name="L11">
        <text:list-item>
          <text:list>
            <text:list-item>
              <text:p text:style-name="P59">взаимодействие с СУБД</text:p>
              <text:p text:style-name="P59">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59">метафора модели должна соответствовать доступным метафорам работы с БД (SQL, ORM)</text:p>
                </text:list-item>
                <text:list-item>
                  <text:p text:style-name="P59">обмен данными с базой не должен причинять ущерба производительности (частичная загрузка)</text:p>
                </text:list-item>
              </text:list>
            </text:list-item>
            <text:list-item>
              <text:p text:style-name="P59">взаимодействие с XML</text:p>
              <text:p text:style-name="P59">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59">строить модель по XSD-схеме автоматически</text:p>
                </text:list-item>
                <text:list-item>
                  <text:p text:style-name="P59">получать XML-представление конкретного документа</text:p>
                </text:list-item>
                <text:list-item>
                  <text:p text:style-name="P59">валидировать данные документа согласно схеме</text:p>
                </text:list-item>
              </text:list>
            </text:list-item>
            <text:list-item>
              <text:p text:style-name="P59">сопоставление данных на сервере данным на клиенте</text:p>
              <text:p text:style-name="P59">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36"/>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882430084" text:continue-list="list1676523165" text:style-name="L1">
        <text:list-item>
          <text:list>
            <text:list-item>
              <text:list>
                <text:list-item>
                  <text:list>
                    <text:list-header>
                      <text:p text:style-name="P80"><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80">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2"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10"><draw:frame draw:style-name="fr2"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1317764511" text:continue-numbering="true" text:style-name="L1">
        <text:list-item>
          <text:list>
            <text:list-item>
              <text:list>
                <text:list-item>
                  <text:list>
                    <text:list-header>
                      <text:p text:style-name="P37"/>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1314788624" text:continue-numbering="true" text:style-name="L1">
        <text:list-item>
          <text:list>
            <text:list-item>
              <text:list>
                <text:list-item>
                  <text:list>
                    <text:list-item>
                      <text:list>
                        <text:list-header>
                          <text:p text:style-name="P80">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1054811739" text:continue-numbering="true" text:style-name="L1">
        <text:list-item>
          <text:list>
            <text:list-item>
              <text:list>
                <text:list-item>
                  <text:list>
                    <text:list-item>
                      <text:list>
                        <text:list-header>
                          <text:p text:style-name="P80">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995601168" text:continue-numbering="true" text:style-name="L1">
        <text:list-item>
          <text:list>
            <text:list-item>
              <text:list>
                <text:list-item>
                  <text:list>
                    <text:list-item>
                      <text:list>
                        <text:list-header>
                          <text:p text:style-name="P80">Производя разбор DOM-дерева, можно получить любой необходимый массив данных.</text:p>
                          <text:p text:style-name="P38"/>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office:annotation>
     <dc:creator>eav eav</dc:creator>
     <dc:date>2009-01-21T12:28:24</dc:date>
     <text:p text:style-name="P99"><text:span text:style-name="T41">О java beans?</text:span></text:p>
    </office:annotation>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3" draw:name="Графический объект4" text:anchor-type="paragraph" svg:width="13.127cm" svg:height="9.245cm" draw:z-index="2"><draw:image xlink:href="Pictures/100000000000017400000106A8030BBB.png" xlink:type="simple" xlink:show="embed" xlink:actuate="onLoad"/>
    </draw:frame></text:p>
      <text:p text:style-name="Обычный_20_текст">Особенности:</text:p>
      <text:list xml:id="list1847455427" text:style-name="L12">
        <text:list-item>
          <text:p text:style-name="P60">Полная поддержка XML-схем</text:p>
        </text:list-item>
        <text:list-item>
          <text:p text:style-name="P60">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1970263458" text:style-name="L13">
        <text:list-item>
          <text:p text:style-name="P61"><text:span text:style-name="Strong_20_Emphasis"><text:span text:style-name="T12">XmlObject</text:span></text:span></text:p>
          <text:p text:style-name="P61"><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61"><text:span text:style-name="Strong_20_Emphasis"><text:span text:style-name="T12">XmlCursor</text:span></text:span></text:p>
          <text:p text:style-name="P61"><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61"><text:span text:style-name="Strong_20_Emphasis"><text:span text:style-name="T12">SchemaType</text:span></text:span></text:p>
          <text:p text:style-name="P61"><text:soft-page-break/><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p text:style-name="P19"><text:span text:style-name="T23">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121015480" text:style-name="L14">
        <text:list-item>
          <text:p text:style-name="P62">Не обеспечивает низкоуровневого доступа к документу</text:p>
        </text:list-item>
        <text:list-item>
          <text:p text:style-name="P62">Не дает простого способа частично валидировать документ</text:p>
        </text:list-item>
        <text:list-item>
          <text:p text:style-name="P62">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272199977" text:style-name="L15">
        <text:list-item>
          <text:p text:style-name="P63">Затруднена частичная валидация документа</text:p>
        </text:list-item>
        <text:list-item>
          <text:p text:style-name="P63">Не обеспечивает низкоуровневого доступа к документу</text:p>
        </text:list-item>
        <text:list-item>
          <text:p text:style-name="P63"><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63">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text:h>
      <text:h text:style-name="Heading_20_4" text:outline-level="4">Описание</text:h>
      <text:list xml:id="list1519517943" text:style-name="L16">
        <text:list-item>
          <text:list>
            <text:list-header>
              <text:p text:style-name="P81">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2045447554" text:style-name="L17">
        <text:list-item>
          <text:list>
            <text:list-item>
              <text:p text:style-name="P64">соответствующего набора Java-классов</text:p>
            </text:list-item>
            <text:list-item>
              <text:p text:style-name="P64">набора адаптеров, позволяющих просматривать и редактировать модель</text:p>
            </text:list-item>
            <text:list-item>
              <text:p text:style-name="P64">простейшего редактора модели</text:p>
              <text:p text:style-name="P82">Кроме XMI, модель может быть описана:</text:p>
            </text:list-item>
            <text:list-item>
              <text:p text:style-name="P64">аннотированным Java-кодом</text:p>
            </text:list-item>
            <text:list-item>
              <text:p text:style-name="P64">UML</text:p>
            </text:list-item>
            <text:list-item>
              <text:p text:style-name="P64">XML-схемой</text:p>
            </text:list-item>
            <text:list-item>
              <text:p text:style-name="P64">моделью формата Rational Rose</text:p>
              <text:p text:style-name="P82"><draw:frame draw:style-name="fr4" draw:name="Графический объект17" text:anchor-type="paragraph" svg:width="16.457cm" svg:height="6.641cm" draw:z-index="12"><draw:image xlink:href="Pictures/100000000000026E000000FB865F04B4.png" xlink:type="simple" xlink:show="embed" xlink:actuate="onLoad"/>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82"><draw:frame draw:style-name="fr4" draw:name="Графический объект26" text:anchor-type="paragraph" svg:width="17.634cm" svg:height="7.825cm" draw:z-index="22"><draw:image xlink:href="Pictures/1000000000000216000000EDE37C303D.png" xlink:type="simple" xlink:show="embed" xlink:actuate="onLoad"/>
        </draw:frame><text:soft-page-break/></text:p>
            </text:list-item>
          </text:list>
        </text:list-item>
      </text:list>
      <text:list xml:id="list1620968455" text:style-name="L18">
        <text:list-item>
          <text:list>
            <text:list-header>
              <text:p text:style-name="P83"><draw:frame draw:style-name="fr5" draw:name="Графический объект27" text:anchor-type="paragraph" svg:x="1.471cm" svg:y="0.169cm" svg:width="13.727cm" svg:height="16.125cm" draw:z-index="25"><draw:image xlink:href="Pictures/1000000000000185000001C93EC86C17.png" xlink:type="simple" xlink:show="embed" xlink:actuate="onLoad"/>
        </draw:frame>Важной для проекта функциональностью является система валидации:</text:p>
            </text:list-header>
          </text:list>
        </text:list-item>
        <text:list-item>
          <text:p text:style-name="P65"><text:soft-page-break/>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65">в основе — интерфейс <text:span text:style-name="T27">EValidator, </text:span><text:span text:style-name="T39">его потомки генерируются с методами валидации для всех возможных случаев</text:span>:</text:p>
          <text:p text:style-name="P66">public interface EValidator</text:p>
          <text:p text:style-name="P66">{</text:p>
          <text:p text:style-name="P66"><text:s text:c="2"/>boolean validate(EObject eObject,</text:p>
          <text:p text:style-name="P66"><text:s text:c="19"/>DiagnosticChain diagnostics, Map context);</text:p>
          <text:p text:style-name="P66"><text:s text:c="2"/>boolean validate(EClass eClass, EObject eObject,</text:p>
          <text:p text:style-name="P66"><text:s text:c="19"/>DiagnosticChain diagnostics, Map context);</text:p>
          <text:p text:style-name="P66"><text:s text:c="2"/>boolean validate(EDataType eDataType, Object value,</text:p>
          <text:p text:style-name="P66"><text:s text:c="19"/>DiagnosticChain diagnostics, Map context);</text:p>
          <text:p text:style-name="P66"><text:s text:c="2"/>...</text:p>
          <text:p text:style-name="P66">}</text:p>
        </text:list-item>
        <text:list-item>
          <text:p text:style-name="P65">результаты накапливает класс <text:span text:style-name="T27">Diagnostician</text:span>: хранит степень серьезности ошибок, коды ошибок, сообщения о них, вложенные ошибки</text:p>
        </text:list-item>
        <text:list-item>
          <text:p text:style-name="P65"><text:span text:style-name="T27">Diagnostician </text:span><text:span text:style-name="T39">обходит содержимое модели (имеющее древовидную структуру), подбирая нужные валидаторы из реестра модели (</text:span><text:span text:style-name="T27">Evalidator.Registry</text:span><text:span text:style-name="T39">)</text:span></text:p>
        </text:list-item>
        <text:list-item>
          <text:p text:style-name="P65"><text:span text:style-name="T39">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7">Proxy resolving</text:span><text:span text:style-name="T39">)</text:span></text:p>
          <text:p text:style-name="P83"><text:span text:style-name="T39">Результаты валидации могут обрабатываться как централизованно — после вызова </text:span><text:span text:style-name="T27">Diagnostician.validate(), </text:span><text:span text:style-name="T39">так и во время валидации — встраиванием в методы </text:span><text:span text:style-name="T27">EValidator</text:span></text:p>
        </text:list-item>
      </text:list>
      <text:h text:style-name="Heading_20_4" text:outline-level="4"><text:span text:style-name="T11">Соответствие</text:span> <text:span text:style-name="T11">критериям</text:span></text:h>
      <text:h text:style-name="Heading_20_5" text:outline-level="5">БД</text:h>
      <text:list xml:id="list45030564" text:style-name="L19">
        <text:list-item>
          <text:list>
            <text:list-item>
              <text:list>
                <text:list-item>
                  <text:list>
                    <text:list-item>
                      <text:list>
                        <text:list-header>
                          <text:p text:style-name="P84">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115433312" text:continue-numbering="true" text:style-name="L19">
        <text:list-item>
          <text:list>
            <text:list-item>
              <text:list>
                <text:list-item>
                  <text:list>
                    <text:list-item>
                      <text:list>
                        <text:list-header>
                          <text:p text:style-name="P84">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1153692098" text:continue-numbering="true" text:style-name="L19">
        <text:list-item>
          <text:list>
            <text:list-item>
              <text:list>
                <text:list-item>
                  <text:list>
                    <text:list-item>
                      <text:list>
                        <text:list-header>
                          <text:p text:style-name="P84">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98182376" text:continue-list="list995601168" text:style-name="L1">
        <text:list-header>
          <text:p text:style-name="P34"/>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465332485" text:continue-numbering="true" text:style-name="L1">
        <text:list-header>
          <text:p text:style-name="P34"/>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1272664602" text:style-name="L20">
        <text:list-item>
          <text:p text:style-name="P67">получение документа в виде XML от портала на редактирование</text:p>
        </text:list-item>
        <text:list-item>
          <text:p text:style-name="P67">разбор документа в EMF</text:p>
        </text:list-item>
        <text:list-item>
          <text:p text:style-name="P67">сохранение EMF-документа во временной БД</text:p>
        </text:list-item>
        <text:list-item>
          <text:p text:style-name="P67">редактирование и постоянное сохранение изменений, валидных по схеме, во временную БД</text:p>
        </text:list-item>
        <text:list-item>
          <text:p text:style-name="P67"><draw:frame draw:style-name="fr6" draw:name="Графический объект18" text:anchor-type="paragraph" svg:width="16.999cm" svg:height="8.666cm" draw:z-index="13"><draw:image xlink:href="Pictures/10000000000002910000014F7BE94C15.png" xlink:type="simple" xlink:show="embed" xlink:actuate="onLoad"/>
      </draw:frame>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text:soft-page-break/>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1221197936" text:style-name="L21">
        <text:list-item>
          <text:p text:style-name="P68">взаимодействия с БД портала</text:p>
        </text:list-item>
        <text:list-item>
          <text:p text:style-name="P68"><text:span text:style-name="T12">предварительной подготовки для каждого типа документов</text:span><text:span text:style-name="T12"> </text:span></text:p>
        </text:list-item>
        <text:list-item>
          <text:p text:style-name="P68">разбора, редактирования и валидации документа</text:p>
        </text:list-item>
        <text:list-item>
          <text:p text:style-name="P68">взаимодействия со временной БД</text:p>
        </text:list-item>
        <text:list-item>
          <text:p text:style-name="P68">модуль справочников</text:p>
        </text:list-item>
        <text:list-item>
          <text:p text:style-name="P68">модуль расчета платежей</text:p>
        </text:list-item>
      </text:list>
      <text:p text:style-name="Обычный_20_текст"><draw:frame draw:style-name="fr5" draw:name="Графический объект19" text:anchor-type="paragraph" svg:x="0cm" svg:y="1.136cm" svg:width="16.999cm" svg:height="20.332cm" draw:z-index="14"><draw:image xlink:href="Pictures/10000000000002AB00000331FC83EEFB.png" xlink:type="simple" xlink:show="embed" xlink:actuate="onLoad"/>
    </draw:frame><text:soft-page-break/><text:span text:style-name="T11">Примечание:</text:span> <text:span text:style-name="T37">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1877489095" text:style-name="L22">
        <text:list-item>
          <text:p text:style-name="P69">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69">Общий модуль привязки элементов управления страницы к полям документа</text:p>
        </text:list-item>
        <text:list-item>
          <text:p text:style-name="P69"><text:soft-page-break/>Модуль, непосредственно отрисовывающий страницу — таким образом, чтобы ее элементы управления могли быть подвергнуты привязке. </text:p>
          <text:p text:style-name="P69">Здесь важно отметить, что</text:p>
          <text:list>
            <text:list-item>
              <text:p text:style-name="P69">Количество элементов управления велико и достигает 200-300.</text:p>
            </text:list-item>
            <text:list-item>
              <text:p text:style-name="P69">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69">Спецификация перодически меняется.</text:p>
            </text:list-item>
            <text:list-item>
              <text:p text:style-name="P69">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69">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69">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69">Модуль справочников</text:p>
        </text:list-item>
        <text:list-item>
          <text:p text:style-name="P69">Модуль расчета платежей</text:p>
        </text:list-item>
      </text:list>
      <text:p text:style-name="P20">Схема модулей для одного типа документа:</text:p>
      <text:p text:style-name="Обычный_20_текст"><draw:frame draw:style-name="fr7" draw:name="Графический объект21" text:anchor-type="paragraph" svg:width="15.319cm" svg:height="8.414cm" draw:z-index="16"><draw:image xlink:href="Pictures/10000000000002430000013ECB1A6853.png" xlink:type="simple" xlink:show="embed" xlink:actuate="onLoad"/>
    </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text:soft-page-break/>Язык</text:h>
      <text:p text:style-name="Обычный_20_текст">Задачи, которые должен решить язык:</text:p>
      <text:list xml:id="list1881308704" text:style-name="L23">
        <text:list-item>
          <text:p text:style-name="P70">Задавать расположение элемента</text:p>
        </text:list-item>
        <text:list-item>
          <text:p text:style-name="P70">Задавать соответствующее ему поле XML-документа</text:p>
        </text:list-item>
        <text:list-item>
          <text:p text:style-name="P70">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1970089702" text:style-name="L24">
        <text:list-item>
          <text:p text:style-name="P71">загрузка html-файла с описанием страницы</text:p>
        </text:list-item>
        <text:list-item>
          <text:p text:style-name="P71">создание соответствующих этой страницы классов</text:p>
          <text:list>
            <text:list-item>
              <text:p text:style-name="P71">отображения страницы — в отдельном модуле клиентской части</text:p>
            </text:list-item>
            <text:list-item>
              <text:p text:style-name="P71">набора XML-полей, входящих в страницу, - в отдельном модуле серверной части</text:p>
            </text:list-item>
          </text:list>
        </text:list-item>
        <text:list-item>
          <text:p text:style-name="P71">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85">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40" text:outline-level="1">Реализация редактора</text:h>
      <text:h text:style-name="Heading_20_2" text:outline-level="2">Генерация EMF-модели</text:h>
      <text:list xml:id="list134710672" text:style-name="L25">
        <text:list-item>
          <text:p text:style-name="P72">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72">Классы будут снабжены различными утилитами, в т.ч. для валидации.</text:p>
        </text:list-item>
        <text:list-item>
          <text:p text:style-name="P72">Генерация модели в Eclipse</text:p>
        </text:list-item>
      </text:list>
      <table:table table:name="Таблица2" table:style-name="Таблица2">
        <table:table-column table:style-name="Таблица2.A"/>
        <table:table-row>
          <table:table-cell table:style-name="Таблица2.A1" office:value-type="string">
            <text:p text:style-name="P13"><draw:frame draw:style-name="fr3" draw:name="Графический объект3" text:anchor-type="paragraph" svg:width="13.651cm" svg:height="7.788cm" draw:z-index="18"><draw:image xlink:href="Pictures/10000000000001FE000001374DFC5BD8.png" xlink:type="simple" xlink:show="embed" xlink:actuate="onLoad"/>
       </draw:frame></text:p>
          </table:table-cell>
        </table:table-row>
        <table:table-row>
          <table:table-cell table:style-name="Таблица2.A2" office:value-type="string">
            <text:p text:style-name="P13"><draw:frame draw:style-name="fr2" draw:name="Графический объект5" text:anchor-type="paragraph" svg:width="16.805cm" svg:height="7.311cm" draw:z-index="19"><draw:image xlink:href="Pictures/100000000000029F00000124BA7C9978.png" xlink:type="simple" xlink:show="embed" xlink:actuate="onLoad"/>
       </draw:frame></text:p>
          </table:table-cell>
        </table:table-row>
        <text:soft-page-break/>
        <table:table-row>
          <table:table-cell table:style-name="Таблица2.A2" office:value-type="string">
            <text:p text:style-name="P13"><draw:frame draw:style-name="fr8" draw:name="Графический объект6" text:anchor-type="paragraph" svg:width="9.948cm" svg:height="5.556cm" draw:z-index="17"><draw:image xlink:href="Pictures/1000000000000178000000D2896970C5.png" xlink:type="simple" xlink:show="embed" xlink:actuate="onLoad"/>
       </draw:frame></text:p>
          </table:table-cell>
        </table:table-row>
        <table:table-row>
          <table:table-cell table:style-name="Таблица2.A2" office:value-type="string">
            <text:p text:style-name="P13"><draw:frame draw:style-name="fr8" draw:name="Графический объект7" text:anchor-type="paragraph" svg:width="7.96cm" svg:height="7.05cm" draw:z-index="20"><draw:image xlink:href="Pictures/100000000000014200000132462A7F75.png" xlink:type="simple" xlink:show="embed" xlink:actuate="onLoad"/>
       </draw:frame></text:p>
          </table:table-cell>
        </table:table-row>
      </table:table>
      <text:list xml:id="list1029520882" text:continue-numbering="true" text:style-name="L25">
        <text:list-header>
          <text:p text:style-name="P32"/>
        </text:list-header>
        <text:list-item>
          <text:p text:style-name="P72"><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Общее устройство приложения GWT</text:h>
      <text:list xml:id="list1259781922" text:style-name="L26">
        <text:list-item>
          <text:p text:style-name="P73">Веб-приложение GWT может исполняться различными контейнерами веб-приложений, в т.ч. Apache Tomcat.</text:p>
        </text:list-item>
        <text:list-item>
          <text:p text:style-name="P73">Проект содержит 3 каталога:</text:p>
        </text:list-item>
      </text:list>
      <text:list xml:id="list718147786" text:style-name="L27">
        <text:list-item>
          <text:p text:style-name="P97"><text:span text:style-name="T27">server</text:span>/ – содержит серверный код, компилируемый java-компилятором и исполняемый jvm</text:p>
        </text:list-item>
        <text:list-item>
          <text:p text:style-name="P97"><text:span text:style-name="T27">client/</text:span> – содержит клиентский код, компилируемый gwt-компилятором и исполняемый браузером</text:p>
        </text:list-item>
        <text:list-item>
          <text:p text:style-name="P97"><text:span text:style-name="T27">public/</text:span> – файлы для организации html-страниц, на которые опирается клиентский код.</text:p>
        </text:list-item>
      </text:list>
      <text:list xml:id="list1697015709" text:continue-list="list1259781922" text:style-name="L26">
        <text:list-item>
          <text:p text:style-name="P73"><text:soft-page-break/>Клиентский код может быть </text:p>
        </text:list-item>
      </text:list>
      <text:list xml:id="list475202423" text:style-name="L28">
        <text:list-item>
          <text:p text:style-name="P98">скомпилирован и открыт в браузере</text:p>
        </text:list-item>
        <text:list-item>
          <text:p text:style-name="P98">отлажен отладчиком <text:span text:style-name="T27">gwt</text:span>, который основан на коде <text:span text:style-name="T27">Mozilla</text:span> и визуализует <text:span text:style-name="T27">html</text:span> и <text:span text:style-name="T27">javascript</text:span>-разметку при помощи графической библиотеки <text:span text:style-name="T27">SWT</text:span></text:p>
        </text:list-item>
      </text:list>
      <text:list xml:id="list488227928" text:continue-list="list1697015709" text:style-name="L26">
        <text:list-item>
          <text:p text:style-name="P73">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Структура клиентской части редактора</text:h>
      <text:list xml:id="list63449546" text:style-name="L29">
        <text:list-item>
          <text:p text:style-name="P74">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74">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74">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33"/>
        </text:list-item>
      </text:list>
      <text:p text:style-name="P17">/**</text:p>
      <text:p text:style-name="P4"><text:span text:style-name="T28"><text:s/></text:span><text:span text:style-name="T31">*</text:span><text:span text:style-name="T28"> </text:span><text:span text:style-name="T31">страница</text:span><text:span text:style-name="T28"> </text:span><text:span text:style-name="T31">редактора</text:span><text:span text:style-name="T28"> </text:span><text:span text:style-name="T31">обобщенного</text:span><text:span text:style-name="T28"> </text:span><text:span text:style-name="T31">документа</text:span></text:p>
      <text:p text:style-name="P4"><text:span text:style-name="T28"><text:s/></text:span><text:span text:style-name="T31">*</text:span><text:span text:style-name="T28"> </text:span></text:p>
      <text:p text:style-name="P4"><text:span text:style-name="T28"><text:s/></text:span><text:span text:style-name="T31">*</text:span><text:span text:style-name="T28"> </text:span><text:span text:style-name="T32">@author</text:span><text:span text:style-name="T28"> </text:span><text:span text:style-name="T31">eav</text:span></text:p>
      <text:p text:style-name="P4"><text:span text:style-name="T28"><text:s/></text:span><text:span text:style-name="T31">*/</text:span></text:p>
      <text:p text:style-name="P4"><text:span text:style-name="T29">public</text:span><text:span text:style-name="T28"> </text:span><text:span text:style-name="T29">abstract</text:span><text:span text:style-name="T28"> </text:span><text:span text:style-name="T29">class</text:span><text:span text:style-name="T28"> </text:span><text:span text:style-name="T33">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8"><text:s text:c="8"/></text:span><text:span text:style-name="T33">Throwable</text:span><text:span text:style-name="T28"> </text:span><text:span text:style-name="T34">caught</text:span><text:span text:style-name="T28"> </text:span><text:span text:style-name="T29">)</text:span></text:p>
      <text:p text:style-name="P4"><text:span text:style-name="T28"><text:s text:c="4"/></text:span><text:span text:style-name="T29">{</text:span><text:span text:style-name="T28"> </text:span><text:span text:style-name="T31">// ошибка при загрузке документа</text:span></text:p>
      <text:p text:style-name="P4"><text:span text:style-name="T28"><text:s text:c="8"/></text:span><text:span text:style-name="T34">caught</text:span><text:span text:style-name="T28">.</text:span><text:span text:style-name="T35">printStackTrace</text:span><text:span text:style-name="T29">()</text:span><text:span text:style-name="T28">;</text:span></text:p>
      <text:p text:style-name="P4"><text:span text:style-name="T28"><text:s text:c="4"/></text:span><text:span text:style-name="T29">}</text:span></text:p>
      <text:p text:style-name="P4"/>
      <text:p text:style-name="P6"><text:s text:c="4"/><text:span text:style-name="T11">public</text:span> <text:span text:style-name="T11">void</text:span> <text:span text:style-name="T11">onSuccess(</text:span></text:p>
      <text:p text:style-name="P4"><text:span text:style-name="T28"><text:s text:c="8"/></text:span><text:span text:style-name="T33">Object</text:span><text:span text:style-name="T28"> </text:span><text:span text:style-name="T34">result</text:span><text:span text:style-name="T28"> </text:span><text:span text:style-name="T29">)</text:span></text:p>
      <text:p text:style-name="P4"><text:span text:style-name="T28"><text:s text:c="4"/></text:span><text:span text:style-name="T29">{</text:span><text:span text:style-name="T28"> </text:span><text:span text:style-name="T31">// инициализировались успешно - можно грузить дальше</text:span></text:p>
      <text:p text:style-name="P4"><text:span text:style-name="T28"><text:s text:c="8"/></text:span><text:span text:style-name="T36">createPages</text:span><text:span text:style-name="T29">()</text:span><text:span text:style-name="T28">;</text:span></text:p>
      <text:p text:style-name="P4"><text:span text:style-name="T28"><text:s text:c="8"/></text:span><text:span text:style-name="T35">showPages</text:span><text:span text:style-name="T29">()</text:span><text:span text:style-name="T28">;</text:span></text:p>
      <text:p text:style-name="P6"><text:s text:c="8"/><text:span text:style-name="T11">try</text:span></text:p>
      <text:p text:style-name="P6"><text:s text:c="8"/><text:span text:style-name="T11">{</text:span></text:p>
      <text:p text:style-name="P4"><text:span text:style-name="T28"><text:s text:c="12"/></text:span><text:span text:style-name="T36">loadData</text:span><text:span text:style-name="T29">()</text:span><text:span text:style-name="T28">;</text:span></text:p>
      <text:p text:style-name="P6"><text:s text:c="8"/><text:span text:style-name="T11">}</text:span></text:p>
      <text:p text:style-name="P4"><text:span text:style-name="T28"><text:s text:c="8"/></text:span><text:span text:style-name="T29">catch</text:span><text:span text:style-name="T28"> </text:span><text:span text:style-name="T29">(</text:span><text:span text:style-name="T28"> </text:span><text:span text:style-name="T33">Exception</text:span><text:span text:style-name="T28"> e </text:span><text:span text:style-name="T29">)</text:span></text:p>
      <text:p text:style-name="P6"><text:s text:c="8"/><text:span text:style-name="T11">{</text:span></text:p>
      <text:p text:style-name="P4"><text:span text:style-name="T28"><text:s text:c="12"/>e.</text:span><text:span text:style-name="T35">printStackTrace</text:span><text:span text:style-name="T29">()</text:span><text:span text:style-name="T28">;</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text:span><text:soft-page-break/><text:span text:style-name="T14">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576486030" text:style-name="L30">
        <text:list-item>
          <text:p text:style-name="P75">новых атрибутов элементов</text:p>
          <text:list>
            <text:list-item>
              <text:p text:style-name="P75">Многие типы элементов управления для связи с полями документа имеют атрибут className. </text:p>
            </text:list-item>
            <text:list-item>
              <text:p text:style-name="P75"><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75">новых элементов</text:p>
          <text:p text:style-name="P75">Редактор имеет сложные элементы, их тоже нужно описать. Таковы, например </text:p>
          <text:list>
            <text:list-item>
              <text:p text:style-name="P75"><text:span text:style-name="T15">&lt;date .../&gt; - </text:span><text:span text:style-name="T16">календарь для ввода дат</text:span></text:p>
            </text:list-item>
            <text:list-item>
              <text:p text:style-name="P75"><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75"><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9" draw:name="Графический объект11" text:anchor-type="paragraph" svg:width="16.999cm" svg:height="11.74cm" draw:z-index="3"><draw:image xlink:href="Pictures/100000000000047F0000031B1C1749FD.png" xlink:type="simple" xlink:show="embed" xlink:actuate="onLoad"/>
    </draw:frame><text:soft-page-break/></text:p>
      <text:h text:style-name="Heading_20_3" text:outline-level="3">Структуры и алгоритмы преобразования</text:h>
      <text:list xml:id="list1404592386" text:style-name="L31">
        <text:list-header>
          <text:p text:style-name="P86">HTML-документ может быть легко разобран в дерево объектов при помощи DOM-парсера</text:p>
          <text:p text:style-name="P86">Полученная иерархическая структура располагает к применению шаблона проектирования Visitor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P18"/>
      <text:p text:style-name="Обычный_20_текст"><draw:frame draw:style-name="fr5" draw:name="Графический объект12" text:anchor-type="paragraph" svg:x="2.346cm" svg:y="1.281cm" svg:width="12.435cm" svg:height="17.134cm" draw:z-index="4"><draw:image xlink:href="Pictures/100000000000027E00000378ECFB7DC9.png" xlink:type="simple" xlink:show="embed" xlink:actuate="onLoad"/>
    </draw:frame><text:soft-page-break/>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7">Приложении</text:span>):</text:p>
      <text:list xml:id="list35552372" text:style-name="L32">
        <text:list-item>
          <text:p text:style-name="P76">класса, формирующего страницу на клиенте</text:p>
        </text:list-item>
        <text:list-item>
          <text:p text:style-name="P76">надписей и сообщений, вынесенных в отдельный файл</text:p>
        </text:list-item>
        <text:list-item>
          <text:p text:style-name="P76">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7">java</text:span>, но и <text:span text:style-name="T27">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4"><draw:frame draw:style-name="fr9" draw:name="Графический объект13" text:anchor-type="paragraph" svg:width="16.999cm" svg:height="10.202cm" draw:z-index="5"><draw:image xlink:href="Pictures/1000000000000346000001F77FEC4E35.png" xlink:type="simple" xlink:show="embed" xlink:actuate="onLoad"/>
    </draw:frame><text:soft-page-break/></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6" draw:name="Графический объект15" text:anchor-type="paragraph" svg:width="16.999cm" svg:height="7.964cm" draw:z-index="10"><draw:image xlink:href="Pictures/100000000000021C000000FD579BD4DA.png" xlink:type="simple" xlink:show="embed" xlink:actuate="onLoad"/>
    </draw:frame></text:p>
      <text:h text:style-name="Heading_20_2" text:outline-level="2"><text:soft-page-break/>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4">HasValue</text:span><text:span text:style-name="T23">. </text:span><text:span text:style-name="T7">Этот интерфейс адаптирует специально доработанные элементы управления </text:span><text:span text:style-name="T23">GWT </text:span><text:span text:style-name="T7">для работы с ними в редакторе. </text:span></text:p>
      <text:p text:style-name="P22">Они составляют вместе следующую иерархию:</text:p>
      <text:p text:style-name="Обычный_20_текст"/>
      <text:p text:style-name="P21"><draw:frame draw:style-name="fr7" draw:name="Графический объект20" text:anchor-type="paragraph" svg:width="13.467cm" svg:height="12.674cm" draw:z-index="15"><draw:image xlink:href="Pictures/10000000000001FD000001DFA0261C46.png" xlink:type="simple" xlink:show="embed" xlink:actuate="onLoad"/>
    </draw:frame></text:p>
      <text:p text:style-name="Обычный_20_текст">Иерархия обобщенных элементов управления:</text:p>
      <text:p text:style-name="Обычный_20_текст"><draw:frame draw:style-name="fr8" draw:name="Графический объект8" text:anchor-type="paragraph" svg:width="12.779cm" svg:height="8.52cm" draw:z-index="6"><draw:image xlink:href="Pictures/10000000000001E30000014224390D16.png" xlink:type="simple" xlink:show="embed" xlink:actuate="onLoad"/>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132566714" text:continue-list="list1221197936" text:style-name="L21">
        <text:list-item text:start-value="1">
          <text:p text:style-name="P68">взаимодействия с БД портала</text:p>
        </text:list-item>
        <text:list-item>
          <text:p text:style-name="P68">предварительной подготовки для каждого типа документов </text:p>
        </text:list-item>
        <text:list-item>
          <text:p text:style-name="P68">разбора, редактирования и валидации документа</text:p>
        </text:list-item>
        <text:list-item>
          <text:p text:style-name="P68">взаимодействия со временной БД</text:p>
        </text:list-item>
        <text:list-item>
          <text:p text:style-name="P68">модуль справочников</text:p>
        </text:list-item>
        <text:list-item>
          <text:p text:style-name="P68">модуль расчета платежей</text:p>
        </text:list-item>
      </text:list>
      <text:p text:style-name="Обычный_20_текст">нас интересуют пункты 1-4.</text:p>
      <text:h text:style-name="P46"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7" draw:name="Графический объект10" text:anchor-type="paragraph" svg:width="14.236cm" svg:height="6.219cm" draw:z-index="8"><draw:image xlink:href="Pictures/200000070000379C0000184B4C022D12.svm" xlink:type="simple" xlink:show="embed" xlink:actuate="onLoad"/>
    </draw:frame><text:soft-page-break/>Для разделения ресурсов между пользователями также необходим класс <text:span text:style-name="T27">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5"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 </text:span><text:span text:style-name="T17">Классы команд, необходимых для реализации всех действий по редактированию документа, представляют следующую иерархию:</text:span></text:p>
      <text:p text:style-name="P2"><draw:frame draw:style-name="fr8" draw:name="Графический объект9" text:anchor-type="paragraph" svg:width="16.618cm" svg:height="12.649cm" draw:z-index="7"><draw:image xlink:href="Pictures/20000007000040E9000031685325EBEA.svm" xlink:type="simple" xlink:show="embed" xlink:actuate="onLoad"/>
    </draw:frame></text:p>
      <text:p text:style-name="Обычный_20_текст"><text:soft-page-break/>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1350658384" text:style-name="L33">
        <text:list-item>
          <text:p text:style-name="P77">полная проверка всего документа на возможность сохранения в БД</text:p>
        </text:list-item>
        <text:list-item>
          <text:p text:style-name="P77">частичная проверка документа для выявления невалидных полей</text:p>
        </text:list-item>
        <text:list-item>
          <text:p text:style-name="P77">проверка заданного поля документа для выяснения его валидности/невалидности</text:p>
        </text:list-item>
      </text:list>
      <text:p text:style-name="P24">Это отличает их друг от друга.</text:p>
      <text:p text:style-name="P24">Действия, сходные для всех валидаторов, реализуем базовым классом EDValidator. Действия, специфические для каждого случая реализуем в его потомках (SimpleValidator, CommonValidator, FeatureValidator соотвественно) на основе шаблона проектирования Template Method — определив его абстрактные методы по обработке сообщений об ошибках. Иерархию см. на рис.</text:p>
      <text:h text:style-name="P45" text:outline-level="3">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text:span><text:span text:style-name="T12">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 </text:span><text:span text:style-name="T17">ни </text:span><text:span text:style-name="T18">Hibernate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729253915" text:style-name="L34">
        <text:list-item>
          <text:p text:style-name="P78">Оберточный класс</text:p>
          <text:list>
            <text:list-item>
              <text:p text:style-name="P78">создание валидаторов</text:p>
            </text:list-item>
            <text:list-item>
              <text:p text:style-name="P78">поддержание сессий hibernate</text:p>
            </text:list-item>
            <text:list-item>
              <text:p text:style-name="P78">контроль обращений к корневому элементу документа и сборщику мусора</text:p>
            </text:list-item>
          </text:list>
        </text:list-item>
        <text:list-item>
          <text:p text:style-name="P78">Сборщик мусора</text:p>
          <text:list>
            <text:list-item>
              <text:p text:style-name="P78">сохранение частей документа в сессии hibernate</text:p>
            </text:list-item>
            <text:list-item>
              <text:p text:style-name="P78">сохранение всего документа в сессии hibernate</text:p>
            </text:list-item>
            <text:list-item>
              <text:p text:style-name="P78">удаление частей документа из сессии hibernate</text:p>
            </text:list-item>
            <text:list-item>
              <text:p text:style-name="P78">очистка документа, хранящегося в сессии hibernate</text:p>
            </text:list-item>
          </text:list>
        </text:list-item>
      </text:list>
      <text:p text:style-name="Обычный_20_текст"><draw:frame draw:style-name="fr5" draw:name="Графический объект16" text:anchor-type="paragraph" svg:x="0cm" svg:y="0.995cm" svg:width="16.999cm" svg:height="6.227cm" draw:z-index="11"><draw:image xlink:href="Pictures/1000000000000346000001338F7C7FD3.png" xlink:type="simple" xlink:show="embed" xlink:actuate="onLoad"/>
    </draw:frame><text:soft-page-break/>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7" draw:name="Графический объект14" text:anchor-type="paragraph" svg:width="14.235cm" svg:height="5.292cm" draw:z-index="9"><draw:image xlink:href="Pictures/100000000000021A000000C8718160C5.png" xlink:type="simple" xlink:show="embed" xlink:actuate="onLoad"/>
    </draw:frame></text:h>
      <text:p text:style-name="P9"/>
      <text:h text:style-name="Heading_20_2" text:outline-level="2">Результат</text:h>
      <text:p text:style-name="P19">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7">на страницу приложения, сможем редактировать документ. (скриншоты см. в </text:span><text:span text:style-name="T8">Приложении</text:span><text:span text:style-name="T7">)</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2T02:01:00</dc:date>
    <dc:creator>Андрей Ерёменок</dc:creator>
    <meta:editing-duration>PT38H26M54S</meta:editing-duration>
    <meta:editing-cycles>1105</meta:editing-cycles>
    <meta:document-statistic meta:character-count="54662" meta:image-count="27" meta:object-count="0" meta:page-count="44" meta:paragraph-count="510" meta:table-count="4" meta:word-count="6965"/>
    <meta:user-defined meta:name="Поле 1"/>
    <meta:user-defined meta:name="Поле 2"/>
    <meta:user-defined meta:name="Поле 3"/>
    <meta:user-defined meta:name="Поле 4"/>
  </office:meta>
</office:document-meta>
</file>